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1" table:style-name="ta1">
        <table:shapes>
          <draw:frame draw:z-index="0" draw:style-name="gr1" draw:text-style-name="P1" svg:width="159.99mm" svg:height="89.99mm" svg:x="46.16mm" svg:y="1mm">
            <draw:object draw:notify-on-update-of-ranges="T1.A1:T1.A15 T1.B1: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lv" fo:country="LV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3:15:15.443176288</meta:creation-date>
    <dc:date>2019-01-28T13:16:22.838967777</dc:date>
    <meta:editing-duration>PT1M8S</meta:editing-duration>
    <meta:editing-cycles>1</meta:editing-cycles>
    <meta:document-statistic meta:table-count="1" meta:cell-count="30" meta:object-count="1"/>
    <meta:generator>LibreOffice/6.2.0.3$Linux_X86_64 LibreOffice_project/98c6a8a1c6c7b144ce3cc729e34964b47ce25d6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T1.A1:T1.B15" svg:x="0.079cm" svg:y="0.179cm" svg:width="15.359cm" svg:height="8.639cm">
          <chartooo:coordinate-region svg:x="0.7cm" svg:y="0.378cm" svg:width="14.551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1.B1:T1.B15" chart:class="chart:scatter">
            <chart:domain table:cell-range-address="T1.A1:T1.A15"/>
            <chart:regression-curve chart:style-name="ch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1.A1:T1.A15</svg:desc>
                </draw:g>
              </table:table-cell>
              <table:table-cell office:value-type="float" office:value="2">
                <text:p>2</text:p>
                <draw:g>
                  <svg:desc>T1.B1: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